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D00000014010BAEEDA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0.739cm" svg:height="9.5cm" svg:x="1.161cm" svg:y="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0.319cm" svg:height="9.03cm" svg:x="1.381cm" svg:y="1.4cm">
            <draw:image xlink:href="Pictures/10000201000002D00000014010BAEEDA.tif" xlink:type="simple" xlink:show="embed" xlink:actuate="onLoad">
              <text:p/>
            </draw:image>
          </draw:frame>
          <draw:frame draw:style-name="gr3" draw:text-style-name="P2" draw:layer="layout" svg:width="6.7cm" svg:height="1.5cm" svg:x="11.5cm" svg:y="4.2cm">
            <draw:text-box>
              <text:p><text:span text:style-name="T1">Select all tissues except the one you are interested in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4:32:08</dc:date>
    <meta:editing-duration>PT49M19S</meta:editing-duration>
    <meta:editing-cycles>6</meta:editing-cycles>
    <meta:generator>LibreOffice/3.4$Unix LibreOffice_project/340m1$Build-402</meta:generator>
    <meta:document-statistic meta:object-count="4"/>
  </office:meta>
</office:document-meta>
</file>